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jkgjkgfkfhgkdjh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none" fo:country="non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none" fo:country="none" style:font-name-asian="Arial Unicode MS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6-06-13T11:32:39</meta:creation-date>
    <dc:creator>Lars Kochenburger</dc:creator>
    <dc:date>2006-06-13T17:41:41</dc:date>
    <meta:editing-cycles>3</meta:editing-cycles>
    <meta:editing-duration>PT1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1" meta:character-count="20"/>
  </office:meta>
</office:document-meta>
</file>